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officeooo:rsid="001cdcdb" officeooo:paragraph-rsid="001cdcdb"/>
    </style:style>
    <style:style style:name="P3" style:family="paragraph" style:parent-style-name="Text_20_body">
      <style:text-properties officeooo:rsid="001cdcdb" officeooo:paragraph-rsid="002f1a62"/>
    </style:style>
    <style:style style:name="P4" style:family="paragraph" style:parent-style-name="Text_20_body">
      <style:text-properties officeooo:rsid="001cdcdb" officeooo:paragraph-rsid="0033ab67"/>
    </style:style>
    <style:style style:name="P5" style:family="paragraph" style:parent-style-name="Text_20_body">
      <style:text-properties officeooo:paragraph-rsid="0034f7ac"/>
    </style:style>
    <style:style style:name="P6" style:family="paragraph" style:parent-style-name="Text_20_body">
      <style:text-properties fo:font-style="normal" officeooo:rsid="0033ab67" officeooo:paragraph-rsid="0033ab67" style:font-style-asian="normal" style:font-style-complex="normal"/>
    </style:style>
    <style:style style:name="P7" style:family="paragraph" style:parent-style-name="Text_20_body">
      <style:text-properties officeooo:paragraph-rsid="003790fd"/>
    </style:style>
    <style:style style:name="P8" style:family="paragraph" style:parent-style-name="Text_20_body">
      <style:text-properties officeooo:paragraph-rsid="00391559"/>
    </style:style>
    <style:style style:name="P9" style:family="paragraph" style:parent-style-name="Text_20_body">
      <style:text-properties officeooo:paragraph-rsid="003977b7"/>
    </style:style>
    <style:style style:name="P10" style:family="paragraph" style:parent-style-name="Text_20_body">
      <style:text-properties officeooo:paragraph-rsid="003e8b25"/>
    </style:style>
    <style:style style:name="P11" style:family="paragraph" style:parent-style-name="Text_20_body">
      <style:text-properties fo:font-style="normal" officeooo:rsid="003e2695" officeooo:paragraph-rsid="003977b7" style:font-style-asian="normal" style:font-style-complex="normal"/>
    </style:style>
    <style:style style:name="P12" style:family="paragraph" style:parent-style-name="Text_20_body">
      <style:text-properties fo:font-style="normal" officeooo:rsid="003b2eff" officeooo:paragraph-rsid="003977b7" style:font-style-asian="normal" style:font-style-complex="normal"/>
    </style:style>
    <style:style style:name="T1" style:family="text">
      <style:text-properties officeooo:rsid="002197a4"/>
    </style:style>
    <style:style style:name="T2" style:family="text">
      <style:text-properties officeooo:rsid="002539f5"/>
    </style:style>
    <style:style style:name="T3" style:family="text">
      <style:text-properties officeooo:rsid="00272c8e"/>
    </style:style>
    <style:style style:name="T4" style:family="text">
      <style:text-properties officeooo:rsid="0027b752"/>
    </style:style>
    <style:style style:name="T5" style:family="text">
      <style:text-properties officeooo:rsid="0027f12e"/>
    </style:style>
    <style:style style:name="T6" style:family="text">
      <style:text-properties officeooo:rsid="00280e78"/>
    </style:style>
    <style:style style:name="T7" style:family="text">
      <style:text-properties officeooo:rsid="002ba408"/>
    </style:style>
    <style:style style:name="T8" style:family="text">
      <style:text-properties officeooo:rsid="002caa94"/>
    </style:style>
    <style:style style:name="T9" style:family="text">
      <style:text-properties officeooo:rsid="002cc383"/>
    </style:style>
    <style:style style:name="T10" style:family="text">
      <style:text-properties officeooo:rsid="002e6b7b"/>
    </style:style>
    <style:style style:name="T11" style:family="text">
      <style:text-properties officeooo:rsid="002f1a62"/>
    </style:style>
    <style:style style:name="T12" style:family="text">
      <style:text-properties fo:font-style="italic" officeooo:rsid="002f1a62" style:font-style-asian="italic" style:font-style-complex="italic"/>
    </style:style>
    <style:style style:name="T13" style:family="text">
      <style:text-properties fo:font-style="italic" officeooo:rsid="003977b7" style:font-style-asian="italic" style:font-style-complex="italic"/>
    </style:style>
    <style:style style:name="T14" style:family="text">
      <style:text-properties fo:font-style="italic" officeooo:rsid="003be81d" style:font-style-asian="italic" style:font-style-complex="italic"/>
    </style:style>
    <style:style style:name="T15" style:family="text">
      <style:text-properties fo:font-style="italic" officeooo:rsid="003e8b25" style:font-style-asian="italic" style:font-style-complex="italic"/>
    </style:style>
    <style:style style:name="T16" style:family="text">
      <style:text-properties fo:font-style="normal" officeooo:rsid="002f1a62" style:font-style-asian="normal" style:font-style-complex="normal"/>
    </style:style>
    <style:style style:name="T17" style:family="text">
      <style:text-properties fo:font-style="normal" officeooo:rsid="00315c76" style:font-style-asian="normal" style:font-style-complex="normal"/>
    </style:style>
    <style:style style:name="T18" style:family="text">
      <style:text-properties fo:font-style="normal" officeooo:rsid="0031eaf9" style:font-style-asian="normal" style:font-style-complex="normal"/>
    </style:style>
    <style:style style:name="T19" style:family="text">
      <style:text-properties fo:font-style="normal" officeooo:rsid="0033ab67" style:font-style-asian="normal" style:font-style-complex="normal"/>
    </style:style>
    <style:style style:name="T20" style:family="text">
      <style:text-properties fo:font-style="normal" officeooo:rsid="0034f7ac" style:font-style-asian="normal" style:font-style-complex="normal"/>
    </style:style>
    <style:style style:name="T21" style:family="text">
      <style:text-properties fo:font-style="normal" officeooo:rsid="00368211" style:font-style-asian="normal" style:font-style-complex="normal"/>
    </style:style>
    <style:style style:name="T22" style:family="text">
      <style:text-properties fo:font-style="normal" officeooo:rsid="0036ced4" style:font-style-asian="normal" style:font-style-complex="normal"/>
    </style:style>
    <style:style style:name="T23" style:family="text">
      <style:text-properties fo:font-style="normal" officeooo:rsid="003790fd" style:font-style-asian="normal" style:font-style-complex="normal"/>
    </style:style>
    <style:style style:name="T24" style:family="text">
      <style:text-properties fo:font-style="normal" officeooo:rsid="00388ddc" style:font-style-asian="normal" style:font-style-complex="normal"/>
    </style:style>
    <style:style style:name="T25" style:family="text">
      <style:text-properties fo:font-style="normal" officeooo:rsid="00391559" style:font-style-asian="normal" style:font-style-complex="normal"/>
    </style:style>
    <style:style style:name="T26" style:family="text">
      <style:text-properties fo:font-style="normal" officeooo:rsid="003977b7" style:font-style-asian="normal" style:font-style-complex="normal"/>
    </style:style>
    <style:style style:name="T27" style:family="text">
      <style:text-properties fo:font-style="normal" officeooo:rsid="0039d51b" style:font-style-asian="normal" style:font-style-complex="normal"/>
    </style:style>
    <style:style style:name="T28" style:family="text">
      <style:text-properties fo:font-style="normal" officeooo:rsid="003b2eff" style:font-style-asian="normal" style:font-style-complex="normal"/>
    </style:style>
    <style:style style:name="T29" style:family="text">
      <style:text-properties fo:font-style="normal" officeooo:rsid="003be81d" style:font-style-asian="normal" style:font-style-complex="normal"/>
    </style:style>
    <style:style style:name="T30" style:family="text">
      <style:text-properties fo:font-style="normal" officeooo:rsid="003cca40" style:font-style-asian="normal" style:font-style-complex="normal"/>
    </style:style>
    <style:style style:name="T31" style:family="text">
      <style:text-properties fo:font-style="normal" officeooo:rsid="003e2695" style:font-style-asian="normal" style:font-style-complex="normal"/>
    </style:style>
    <style:style style:name="T32" style:family="text">
      <style:text-properties fo:font-style="normal" officeooo:rsid="003e8b25" style:font-style-asian="normal" style:font-style-complex="normal"/>
    </style:style>
    <style:style style:name="T33" style:family="text">
      <style:text-properties fo:font-style="normal" officeooo:rsid="00408af7" style:font-style-asian="normal" style:font-style-complex="normal"/>
    </style:style>
    <style:style style:name="T34" style:family="text">
      <style:text-properties fo:font-style="normal" officeooo:rsid="0041ce79" style:font-style-asian="normal" style:font-style-complex="normal"/>
    </style:style>
    <style:style style:name="T35" style:family="text">
      <style:text-properties officeooo:rsid="00315c76"/>
    </style:style>
    <style:style style:name="T36" style:family="text">
      <style:text-properties officeooo:rsid="003790fd"/>
    </style:style>
    <style:style style:name="T37" style:family="text">
      <style:text-properties officeooo:rsid="0044f7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</text:p>
      <text:h text:style-name="Heading_20_1" text:outline-level="1">Chapter One</text:h>
      <text:p text:style-name="P2"><text:tab/><text:span text:style-name="T2">He</text:span><text:span text:style-name="T1"> could feel the time slipping </text:span><text:span text:style-name="T2">away from him to the merciless beat of an office clock. <text:s/>It was the ninth </text:span><text:span text:style-name="T5">hour</text:span><text:span text:style-name="T2"> – or nearly the ninth </text:span><text:span text:style-name="T5">hour </text:span><text:span text:style-name="T2">– of his time at </text:span><text:span text:style-name="T5">a</text:span><text:span text:style-name="T2"> hard-won desk. <text:s/>Before him, and facing outward</text:span><text:span text:style-name="T36">s</text:span><text:span text:style-name="T2"> toward the rest of his domain, lay a silver nameplate </text:span><text:span text:style-name="T37">which read</text:span><text:span text:style-name="T2"> “</text:span><text:span text:style-name="T3">D</text:span><text:span text:style-name="T2">ominic </text:span><text:span text:style-name="T3">Reyes, Assistant Brand Manager.” <text:s/>From his place in this world, Dominic could survey all that his hard work had won him – a </text:span><text:span text:style-name="T4">standing</text:span><text:span text:style-name="T3"> desk sat against a floor-to-ceiling window, six </text:span><text:span text:style-name="T4">underlings</text:span><text:span text:style-name="T3"> who </text:span><text:span text:style-name="T4">worked hard whenever they noticed he was watching, a pilot watch </text:span><text:span text:style-name="T6">that </text:span><text:span text:style-name="T4">he’d bought after realizing he didn’t have anywhere to park a car, and that goddamn </text:span><text:span text:style-name="T7">biscuit clock hanging on the opposite wall</text:span><text:span text:style-name="T4">. <text:s/></text:span></text:p>
      <text:p text:style-name="P2"><text:tab/><text:span text:style-name="T8">The clock, shaped </text:span><text:span text:style-name="T9">like </text:span><text:span text:style-name="T8">the food </text:span><text:span text:style-name="T35">you’d</text:span><text:span text:style-name="T8"> use to mop up gravy, stared down at him from across the office. <text:s/>It surveyed the land just as Dominic did, except that </text:span><text:span text:style-name="T9">it knew only the constant </text:span><text:span text:style-name="T37">and</text:span><text:span text:style-name="T9"> terrible tone of anxiety.</text:span><text:span text:style-name="T8"> <text:s/></text:span><text:span text:style-name="T7">The tick tick ticking of the second hand grated against every fiber of Dominic’s sanity </text:span><text:span text:style-name="T9">and, although he knew </text:span><text:span text:style-name="T37">very</text:span><text:span text:style-name="T9"> little of the mechanism within, he felt certain that the noise was coming from </text:span><text:span text:style-name="T11">some built-in</text:span><text:span text:style-name="T9"> speaker rather than the clockwork. <text:s/></text:span><text:span text:style-name="T10">Years</text:span><text:span text:style-name="T9"> of Dominic’s life had been spent at the mercy of the biscuit clock but today, </text:span><text:span text:style-name="T10">Dominic was in charge. <text:s/>Today, this was his office and today, Dominic would finally be free.</text:span></text:p>
      <text:p text:style-name="P3"><text:tab/><text:span text:style-name="T10">He had it all planned out. <text:s/>Tonight, when everyone was leaving, he would wait until there were only a few people remaining in the office. <text:s/>They would be putting on their coats – it’s cold in San Francisco, people need their coats – and would, thus, be blind to their surroundings. <text:s/>Earlier in the day, Dominic had been sure to check the walls for dust. <text:s/>He’d commented </text:span><text:span text:style-name="T11">on the general cleanliness of the place, making certain to only speak </text:span><text:span text:style-name="T35">of it</text:span><text:span text:style-name="T11"> within the vicinity of the laziest of his officemates. <text:s/>He’d found an unweildy duster in the janitorial closet on the fourth floor just three days </text:span><text:span text:style-name="T35">ago</text:span><text:span text:style-name="T11"> and, although he’d been unsure about changing tactics on such short notice, he counted himself lucky to have found a beautiful weapon </text:span><text:span text:style-name="T35">such as this</text:span><text:span text:style-name="T11">. <text:s/></text:span></text:p>
      <text:p text:style-name="P3"><text:span text:style-name="T12"><text:tab/>We take what we get, </text:span><text:span text:style-name="T16">he thought while standing to </text:span><text:span text:style-name="T17">collect sheafs of papers from the desks of his subordinates. <text:s/>The clean, warm A4 was soothing to the touch. <text:s/></text:span><text:span text:style-name="T18">Although no one looked up when Dominic passed by, he thought that this was probably for the best. <text:s/>It was his first day in the new position and starting out with a respectful distance was hardly out of the ordinary. <text:s/>As he continued to collect what he assumed were sales reports – they were covered in </text:span><text:span text:style-name="T19">all sorts</text:span><text:span text:style-name="T18"> of colorful graphs and stock photos </text:span><text:span text:style-name="T19">those guys used to turn a 4 page report into a 30 minute presentation </text:span><text:span text:style-name="T18">– </text:span><text:span text:style-name="T19">he accidentally made eye contact with one of the younger assistants.</text:span><text:span text:style-name="T18"> </text:span><text:span text:style-name="T23">He</text:span><text:span text:style-name="T19"> looked like he was fresh out of college. <text:s/>Bright brown eyes lept away from the computer screen and on to Dominic’s.</text:span></text:p>
      <text:p text:style-name="P6"><text:tab/>“Hey, Mr. Reyes,” he said, then glanced down at what Dominic was holding. “Did I miss anything on the quarterly?”</text:p>
      <text:p text:style-name="P4"><text:span text:style-name="T19"><text:tab/>Dominic’s mouth made the shapes of several syllables until </text:span><text:span text:style-name="T20">he landed on, “Almost done for the day. <text:s/></text:span><text:span text:style-name="T21">You have any</text:span><text:span text:style-name="T20"> plans for the weekend?”</text:span></text:p>
      <text:p text:style-name="P5"><text:soft-page-break/><text:span text:style-name="T20"><text:tab/></text:span><text:span text:style-name="T21">The assistant blinked. <text:s/></text:span><text:span text:style-name="T20">“Yea,” he said, fighting with a </text:span><text:span text:style-name="T21">confused </text:span><text:span text:style-name="T20">smile at the corners of his mouth. “My friends and I are meeting up for a game night.”</text:span></text:p>
      <text:p text:style-name="P5"><text:span text:style-name="T20"><text:tab/>“Ah, </text:span><text:span text:style-name="T21">some good </text:span><text:span text:style-name="T20">nerd shi– stuff.”</text:span></text:p>
      <text:p text:style-name="P5"><text:span text:style-name="T20"><text:tab/>The assistant nodded, </text:span><text:span text:style-name="T21">still a little lost at the question</text:span><text:span text:style-name="T20">. <text:s/></text:span></text:p>
      <text:p text:style-name="P7"><text:span text:style-name="T20"><text:tab/>“</text:span><text:span text:style-name="T21">Listen, if you’re done with your work,” Dominic turned to the rest of the office, “we can all take off early today. <text:s/></text:span><text:span text:style-name="T23">I know n</text:span><text:span text:style-name="T21">o one likes </text:span><text:span text:style-name="T22">working late on a Friday.</text:span><text:span text:style-name="T21">” <text:s/>He felt himself say it before he’d thought it through but, seeing the reaction from the rest of the office, he knew it was the right call. <text:s/></text:span><text:span text:style-name="T23">Dominic could see the tops of heads react to th</text:span><text:span text:style-name="T24">is </text:span><text:span text:style-name="T23">news and bloodshot, overworked eyes look up from their monitors.</text:span></text:p>
      <text:p text:style-name="P7"><text:span text:style-name="T23"><text:tab/></text:span><text:span text:style-name="T22">Minutes later, the office bustled with the small-talk and jacket-whisking that mark</text:span><text:span text:style-name="T23">ed</text:span><text:span text:style-name="T22"> the end of a workday. <text:s/></text:span><text:span text:style-name="T24">As they each shuffled off into the night, their footsteps fell in time with the ticking of the clock, Dominic noticed. <text:s/>His skin crawled with the realization. <text:s/></text:span></text:p>
      <text:p text:style-name="P8"><text:span text:style-name="T24"><text:tab/></text:span><text:span text:style-name="T25">B</text:span><text:span text:style-name="T24">efore he knew it, Dom</text:span><text:span text:style-name="T25">inic</text:span><text:span text:style-name="T24"> </text:span><text:span text:style-name="T25">felt himself</text:span><text:span text:style-name="T24"> shaking a han</text:span><text:span text:style-name="T25">d</text:span><text:span text:style-name="T24">. <text:s/>The attached woman </text:span><text:span text:style-name="T25">was a foot shorter than him, and looked up through round spectacles with her head tilted just slightly to one side</text:span><text:span text:style-name="T24">. <text:s/></text:span><text:span text:style-name="T25">She had obviously said something that he’d missed. <text:s/></text:span></text:p>
      <text:p text:style-name="P9"><text:span text:style-name="T24"><text:tab/>“Have a good one,” he said with </text:span><text:span text:style-name="T26">an easy smile</text:span><text:span text:style-name="T24">. <text:s/></text:span><text:span text:style-name="T26">Her eyebrow</text:span><text:span text:style-name="T27">s</text:span><text:span text:style-name="T26"> </text:span><text:span text:style-name="T27">shot up</text:span><text:span text:style-name="T26">.</text:span><text:span text:style-name="T24"> <text:s/></text:span></text:p>
      <text:p text:style-name="P9"><text:span text:style-name="T26"><text:tab/></text:span><text:span text:style-name="T13">Wrong guess</text:span><text:span text:style-name="T26">.</text:span></text:p>
      <text:p text:style-name="P9"><text:span text:style-name="T26"><text:tab/>“Oh,” she said, using her left hand to pry herself free of the handshake. <text:s/>“</text:span><text:span text:style-name="T27">If you change your mind let us know, okay?”</text:span></text:p>
      <text:p text:style-name="P9"><text:span text:style-name="T27"><text:tab/>“</text:span><text:span text:style-name="T28">I’m sorry,” said Dominic, stuffing his hand into his pocket, “I completely missed what you said. <text:s/>Got a lot on my mind today.”</text:span></text:p>
      <text:p text:style-name="P9"><text:span text:style-name="T28"><text:tab/>“Oh </text:span><text:span text:style-name="T29">that’s okay!” she said with a bright smile. “I was just saying that marketing will probably be done ahead of schedule, so if you want…”</text:span></text:p>
      <text:p text:style-name="P9"><text:span text:style-name="T29"><text:tab/></text:span><text:span text:style-name="T14">Tick. Tick. Tick. Tick. <text:s/></text:span><text:span text:style-name="T30">Each noise stuck Dominic like a drumbeat. <text:s/>He thought for a terrible moment that </text:span><text:span text:style-name="T31">the woman was mocking him, but it was just the clock again. <text:s/></text:span></text:p>
      <text:p text:style-name="P11"><text:tab/>“…that would make for a perfect set of 15 minute sprint meetings…”</text:p>
      <text:p text:style-name="P10"><text:span text:style-name="T31"><text:tab/></text:span><text:span text:style-name="T32">Her words faded into static. <text:s/>Dominic looked around the room, careful not to give away the panic that was beginning to set in, until he set his eyes on the dreaded clock. <text:s/></text:span></text:p>
      <text:p text:style-name="P10"><text:span text:style-name="T32"><text:tab/></text:span><text:span text:style-name="T15">Tick. Tick. Tick.</text:span><text:span text:style-name="T32"> <text:s/>He couldn’t feel </text:span><text:span text:style-name="T33">his feet, Dominic found himself thinking. <text:s/>Something about that steady march of </text:span><text:span text:style-name="T34">the </text:span><text:span text:style-name="T33">clockwork <text:s/></text:span></text:p>
      <text:p text:style-name="P12"><text:tab/></text:p>
      <text:h text:style-name="Heading_20_1" text:outline-level="1">Chapter Two </text:h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21:40:58.471959022</meta:creation-date>
    <dc:date>2024-03-01T19:12:49.902951846</dc:date>
    <meta:editing-duration>PT2H13M20S</meta:editing-duration>
    <meta:editing-cycles>9</meta:editing-cycles>
    <meta:generator>LibreOffice/24.2.0.3$Linux_X86_64 LibreOffice_project/420$Build-3</meta:generator>
    <meta:document-statistic meta:table-count="0" meta:image-count="0" meta:object-count="0" meta:page-count="3" meta:paragraph-count="25" meta:word-count="940" meta:character-count="5299" meta:non-whitespace-character-count="4301"/>
  </office:meta>
</office:document-meta>
</file>